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276cm" draw:marker-end-width="0.276cm" draw:textarea-horizontal-align="justify" draw:textarea-vertical-align="middle" draw:auto-grow-height="false" fo:padding-top="-3.302cm" fo:padding-bottom="0.15cm" fo:padding-left="0.275cm" fo:padding-right="0.275cm"/>
    </style:style>
    <style:style style:name="gr2" style:family="graphic" style:parent-style-name="standard">
      <style:graphic-properties svg:stroke-width="0.051cm" draw:marker-start-width="0.276cm" draw:marker-end-width="0.276cm" draw:textarea-horizontal-align="justify" draw:textarea-vertical-align="middle" draw:auto-grow-height="false" fo:padding-top="-3.302cm" fo:padding-bottom="0.15cm" fo:padding-left="-0.533cm" fo:padding-right="0.275cm"/>
    </style:style>
    <style:style style:name="gr3" style:family="graphic" style:parent-style-name="standard">
      <style:graphic-properties svg:stroke-width="0.051cm" draw:marker-start-width="0.276cm" draw:marker-end-width="0.276cm" draw:fill="solid" draw:fill-color="#008080" draw:textarea-horizontal-align="justify" draw:textarea-vertical-align="middle" draw:auto-grow-height="false" fo:padding-top="0.15cm" fo:padding-bottom="-2.54cm" fo:padding-left="0.275cm" fo:padding-right="0.275cm"/>
    </style:style>
    <style:style style:name="gr4" style:family="graphic" style:parent-style-name="standard">
      <style:graphic-properties svg:stroke-width="0.051cm" draw:marker-start-width="0.276cm" draw:marker-end-width="0.276cm" draw:fill="solid" draw:fill-color="#800000" draw:textarea-horizontal-align="justify" draw:textarea-vertical-align="middle" draw:auto-grow-height="false" fo:padding-top="-2.54cm" fo:padding-bottom="0.15cm" fo:padding-left="0.275cm" fo:padding-right="0.275cm"/>
    </style:style>
    <style:style style:name="gr5" style:family="graphic" style:parent-style-name="standard" style:list-style-name="L1">
      <style:graphic-properties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="solid" draw:fill-color="#ffd32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" style:family="graphic" style:parent-style-name="standard" style:list-style-name="L1">
      <style:graphic-properties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="solid" draw:fill-color="#ffd32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" style:family="graphic" style:parent-style-name="standard" style:list-style-name="L1">
      <style:graphic-properties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="solid" draw:fill-color="#ffd32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" style:family="graphic" style:parent-style-name="standard" style:list-style-name="L1">
      <style:graphic-properties draw:stroke="none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="none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.424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" style:family="graphic" style:parent-style-name="standard">
      <style:graphic-properties draw:stroke="dash" draw:stroke-dash="Ultrafine_20_Dashed" svg:stroke-width="0.051cm" svg:stroke-color="#666666" draw:marker-start="Circle" draw:marker-start-width="0.381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stroke="dash" draw:stroke-dash="Ultrafine_20_Dashed" svg:stroke-width="0.051cm" svg:stroke-color="#666666" draw:marker-start="Circle" draw:marker-start-width="0.381cm" draw:marker-end="Arrow" draw:marker-end-width="0.381cm" draw:textarea-horizontal-align="center" draw:textarea-vertical-align="middle" fo:padding-top="0.151cm" fo:padding-bottom="0.151cm" fo:padding-left="0.276cm" fo:padding-right="0.276cm"/>
    </style:style>
    <style:style style:name="gr11" style:family="graphic" style:parent-style-name="standard">
      <style:graphic-properties draw:stroke="none" draw:fill="none" draw:textarea-horizontal-align="center" draw:textarea-vertical-align="bottom" fo:padding-bottom="-0.762cm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13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14" style:family="graphic" style:parent-style-name="standard">
      <style:graphic-properties draw:textarea-horizontal-align="justify" draw:textarea-vertical-align="middle" draw:auto-grow-height="false" fo:padding-bottom="-3.175cm"/>
    </style:style>
    <style:style style:name="gr15" style:family="graphic" style:parent-style-name="standard" style:list-style-name="L1">
      <style:graphic-properties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="solid" draw:fill-color="#ffd32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6" style:family="graphic" style:parent-style-name="standard" style:list-style-name="L1">
      <style:graphic-properties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="solid" draw:fill-color="#ffd32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7" style:family="graphic" style:parent-style-name="standard" style:list-style-name="L1">
      <style:graphic-properties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="solid" draw:fill-color="#ffd32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8" style:family="graphic" style:parent-style-name="standard" style:list-style-name="L1">
      <style:graphic-properties draw:stroke="none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="none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.424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0pt" style:font-size-asian="20pt" style:font-size-complex="20pt"/>
    </style:style>
    <style:style style:name="P3" style:family="paragraph">
      <style:paragraph-properties fo:text-align="center"/>
      <style:text-properties fo:font-size="16pt" style:font-size-asian="16pt" style:font-size-complex="16pt"/>
    </style:style>
    <style:style style:name="P4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2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SimSun" style:font-family-generic-asian="system" style:font-pitch-asian="variable" style:font-size-asian="22pt" style:language-asian="zh" style:country-asian="CN" style:font-style-asian="normal" style:font-weight-asian="normal" style:font-family-complex="'Lucida Sans'" style:font-family-generic-complex="system" style:font-pitch-complex="variable" style:font-size-complex="2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5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6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SimSun" style:font-family-generic-asian="system" style:font-pitch-asian="variable" style:font-size-asian="16pt" style:language-asian="zh" style:country-asian="CN" style:font-style-asian="normal" style:font-weight-asian="normal" style:font-family-complex="'Lucida Sans'" style:font-family-generic-complex="system" style:font-pitch-complex="variable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7" style:family="paragraph">
      <style:paragraph-properties fo:text-align="center"/>
      <style:text-properties fo:font-size="32pt" fo:font-style="italic" style:font-size-asian="32pt" style:font-style-asian="italic" style:font-size-complex="32pt" style:font-style-complex="italic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style:use-window-font-color="true" style:text-outline="false" style:text-line-through-style="none" style:text-position="0% 100%" fo:font-family="Arial" style:font-family-generic="roman" style:font-pitch="variable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SimSun" style:font-family-generic-asian="system" style:font-pitch-asian="variable" style:font-size-asian="16pt" style:language-asian="zh" style:country-asian="CN" style:font-style-asian="normal" style:font-weight-asian="normal" style:font-family-complex="'Lucida Sans'" style:font-family-generic-complex="system" style:font-pitch-complex="variable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" style:family="text">
      <style:text-properties fo:font-size="32pt" fo:font-style="italic" style:font-size-asian="32pt" style:font-style-asian="italic" style:font-size-complex="32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946cm" svg:height="2.297cm" svg:x="6.473cm" svg:y="4.604cm">
          <text:p text:style-name="P1"><text:span text:style-name="T1">Table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2" draw:text-style-name="P2" draw:id="id5" draw:layer="layout" svg:width="2.946cm" svg:height="2.297cm" svg:x="17.117cm" svg:y="4.538cm">
          <text:p text:style-name="P1"><text:span text:style-name="T1">Table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3" draw:text-style-name="P3" draw:id="id3" draw:layer="layout" svg:width="1.676cm" svg:height="1.676cm" svg:x="3.945cm" svg:y="7.444cm">
          <text:p text:style-name="P1"><text:span text:style-name="T2">Flat Files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4" draw:text-style-name="P3" draw:id="id2" draw:layer="layout" svg:width="1.676cm" svg:height="1.676cm" svg:x="3.945cm" svg:y="2.184cm">
          <text:p text:style-name="P1"><text:span text:style-name="T2">RDBMS</text:span>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g draw:id="id1">
          <draw:g>
            <draw:ellipse draw:style-name="gr5" draw:text-style-name="P4" draw:layer="layout" svg:width="1.211cm" svg:height="1.222cm" svg:x="1.127cm" svg:y="4.366cm">
              <text:p/>
            </draw:ellipse>
            <draw:ellipse draw:style-name="gr6" draw:text-style-name="P4" draw:layer="layout" svg:width="1.211cm" svg:height="1.222cm" svg:x="1.482cm" svg:y="4.682cm">
              <text:p/>
            </draw:ellipse>
            <draw:ellipse draw:style-name="gr7" draw:text-style-name="P4" draw:layer="layout" svg:width="1.21cm" svg:height="1.222cm" svg:x="1.837cm" svg:y="4.996cm">
              <text:p/>
            </draw:ellipse>
          </draw:g>
          <draw:frame draw:style-name="gr8" draw:text-style-name="P6" draw:layer="layout" svg:width="2.751cm" svg:height="0.882cm" svg:x="0.761cm" svg:y="6.204cm">
            <draw:text-box>
              <text:p text:style-name="P5"><text:span text:style-name="T3">Custom</text:span></text:p>
            </draw:text-box>
          </draw:frame>
        </draw:g>
        <draw:connector draw:style-name="gr9" draw:text-style-name="P1" draw:layer="layout" draw:type="lines" svg:x1="3.512cm" svg:y1="5.726cm" svg:x2="6.473cm" svg:y2="5.752cm" draw:start-shape="id1" svg:d="m3512 5726h501l2460 26v0">
          <text:p/>
        </draw:connector>
        <draw:connector draw:style-name="gr9" draw:text-style-name="P1" draw:layer="layout" draw:line-skew="0.689cm" svg:x1="4.782cm" svg:y1="3.858cm" svg:x2="6.473cm" svg:y2="5.752cm" draw:start-shape="id2" draw:start-glue-point="7" svg:d="m4782 3858v1900h1691v-6">
          <text:p/>
        </draw:connector>
        <draw:connector draw:style-name="gr9" draw:text-style-name="P1" draw:layer="layout" draw:line-skew="-0.577cm" svg:x1="4.782cm" svg:y1="7.444cm" svg:x2="6.473cm" svg:y2="5.752cm" draw:start-shape="id3" draw:start-glue-point="4" svg:d="m4782 7444v-1686h1691v-6">
          <text:p/>
        </draw:connector>
        <draw:connector draw:style-name="gr10" draw:text-style-name="P1" draw:layer="layout" svg:x1="21.712cm" svg:y1="7.466cm" svg:x2="20.063cm" svg:y2="5.686cm" draw:start-shape="id4" draw:end-shape="id5" svg:d="m21712 7466v-1780h-1649">
          <text:p/>
        </draw:connector>
        <draw:connector draw:style-name="gr10" draw:text-style-name="P1" draw:layer="layout" svg:x1="21.723cm" svg:y1="3.894cm" svg:x2="20.063cm" svg:y2="5.686cm" draw:start-shape="id6" draw:end-shape="id5" svg:d="m21723 3894v1792h-1660">
          <text:p/>
        </draw:connector>
        <draw:frame draw:style-name="gr11" draw:text-style-name="P7" draw:layer="layout" svg:width="4.681cm" svg:height="4.417cm" svg:x="10.923cm" svg:y="3.437cm">
          <draw:image xlink:href="../logo.png" xlink:type="simple" xlink:show="embed" xlink:actuate="onLoad">
            <text:p text:style-name="P1"><text:span text:style-name="T4">DiffKit</text:span></text:p>
          </draw:image>
        </draw:frame>
        <draw:custom-shape draw:style-name="gr12" draw:text-style-name="P1" draw:layer="layout" svg:width="1.669cm" svg:height="1.965cm" draw:transform="rotate (-1.56311687808701) translate (14.291cm 8.721cm)">
          <text:p/>
          <draw:enhanced-geometry svg:viewBox="0 0 21600 21600" draw:mirror-horizontal="false" draw:mirror-vertical="false" draw:text-areas="0 0 21600 21600" draw:type="chevron" draw:modifiers="16493.445378151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3" draw:text-style-name="P1" draw:layer="layout" svg:width="1.496cm" svg:height="1.262cm" draw:transform="rotate (0.0106465084371634) translate (10.075cm 5.213cm)">
          <text:p/>
          <draw:enhanced-geometry svg:viewBox="0 0 21600 21600" draw:mirror-horizontal="false" draw:mirror-vertical="false" draw:text-areas="0 0 21600 21600" draw:type="chevron" draw:modifiers="16493.445378151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3" draw:text-style-name="P1" draw:layer="layout" svg:width="1.496cm" svg:height="1.262cm" draw:transform="rotate (-3.13583306705881) translate (16.545cm 6.463cm)">
          <text:p/>
          <draw:enhanced-geometry svg:viewBox="0 0 21600 21600" draw:mirror-horizontal="false" draw:mirror-vertical="false" draw:text-areas="0 0 21600 21600" draw:type="chevron" draw:modifiers="16493.445378151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g>
          <draw:custom-shape draw:style-name="gr14" draw:text-style-name="P2" draw:layer="layout" svg:width="3.309cm" svg:height="2.097cm" svg:x="11.65cm" svg:y="11.05cm">
            <text:p text:style-name="P1"><text:span text:style-name="T1">Diff Report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2" draw:text-style-name="P1" draw:layer="layout" svg:width="0.486cm" svg:height="0.721cm" svg:x="12.614cm" svg:y="12.07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2" draw:text-style-name="P1" draw:layer="layout" svg:width="0.486cm" svg:height="0.721cm" svg:x="13.549cm" svg:y="12.07cm">
            <text:p/>
            <draw:enhanced-geometry svg:viewBox="0 0 21600 21600" draw:glue-points="1080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2" draw:text-style-name="P1" draw:layer="layout" svg:width="0.486cm" svg:height="0.721cm" svg:x="13.114cm" svg:y="11.249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style-name="gr4" draw:text-style-name="P3" draw:id="id6" draw:layer="layout" svg:width="1.676cm" svg:height="1.676cm" svg:x="20.885cm" svg:y="2.218cm">
          <text:p text:style-name="P1"><text:span text:style-name="T2">RDBMS</text:span>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g draw:id="id7">
          <draw:g>
            <draw:ellipse draw:style-name="gr15" draw:text-style-name="P4" draw:layer="layout" svg:width="1.211cm" svg:height="1.222cm" svg:x="22.953cm" svg:y="4.341cm">
              <text:p/>
            </draw:ellipse>
            <draw:ellipse draw:style-name="gr16" draw:text-style-name="P4" draw:layer="layout" svg:width="1.211cm" svg:height="1.222cm" svg:x="23.308cm" svg:y="4.657cm">
              <text:p/>
            </draw:ellipse>
            <draw:ellipse draw:style-name="gr17" draw:text-style-name="P4" draw:layer="layout" svg:width="1.21cm" svg:height="1.222cm" svg:x="23.663cm" svg:y="4.971cm">
              <text:p/>
            </draw:ellipse>
          </draw:g>
          <draw:frame draw:style-name="gr18" draw:text-style-name="P6" draw:layer="layout" svg:width="2.751cm" svg:height="0.882cm" svg:x="22.587cm" svg:y="6.179cm">
            <draw:text-box>
              <text:p text:style-name="P5"><text:span text:style-name="T3">Custom</text:span></text:p>
            </draw:text-box>
          </draw:frame>
        </draw:g>
        <draw:custom-shape draw:style-name="gr3" draw:text-style-name="P3" draw:id="id4" draw:layer="layout" svg:width="1.676cm" svg:height="1.676cm" svg:x="20.874cm" svg:y="7.466cm">
          <text:p text:style-name="P1"><text:span text:style-name="T2">Flat Files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10" draw:text-style-name="P1" draw:layer="layout" svg:x1="22.587cm" svg:y1="5.701cm" svg:x2="20.063cm" svg:y2="5.686cm" draw:start-shape="id7" draw:end-shape="id5" draw:end-glue-point="1" svg:d="m22587 5701h-1249v-15h-127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000000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solid" draw:fill-color="#00000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6.035cm" fo:page-height="15.2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Rika Furukawa</meta:initial-creator>
    <meta:creation-date>2010-09-23T03:55:18</meta:creation-date>
    <dc:date>2010-10-10T08:32:52</dc:date>
    <dc:creator>joe panico</dc:creator>
    <meta:editing-duration>PT10H26M36S</meta:editing-duration>
    <meta:editing-cycles>51</meta:editing-cycles>
    <meta:generator>OpenOffice.org/3.1$Unix OpenOffice.org_project/310m19$Build-9420</meta:generator>
    <meta:document-statistic meta:object-count="33"/>
  </office:meta>
</office:document-meta>
</file>